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6432" calcext:value-type="float">
            <text:p>72.0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3536" calcext:value-type="float">
            <text:p>70.9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5104" calcext:value-type="float">
            <text:p>70.5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7632" calcext:value-type="float">
            <text:p>70.2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1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3752" calcext:value-type="float">
            <text:p>69.6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1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1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7648" calcext:value-type="float">
            <text:p>67.2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1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172" calcext:value-type="float">
            <text:p>67.1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0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2224" calcext:value-type="float">
            <text:p>66.5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6472" calcext:value-type="float">
            <text:p>64.7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2176" calcext:value-type="float">
            <text:p>63.8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66" calcext:value-type="float">
            <text:p>64.2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0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1952" calcext:value-type="float">
            <text:p>62.8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6048" calcext:value-type="float">
            <text:p>62.1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2776" calcext:value-type="float">
            <text:p>61.0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199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3448" calcext:value-type="float">
            <text:p>60.3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199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199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24" calcext:value-type="float">
            <text:p>54.8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198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198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198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198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0504" calcext:value-type="float">
            <text:p>48.9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4</text:p>
          </table:table-cell>
          <table:table-cell office:value-type="string" calcext:value-type="string">
            <text:p>Plainview Quad</text:p>
          </table:table-cell>
          <table:table-cell office:value-type="string" calcext:value-type="string">
            <text:p>197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